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9772a" officeooo:paragraph-rsid="0009772a" style:font-size-asian="15.75pt" style:font-size-complex="18pt"/>
    </style:style>
    <style:style style:name="P2" style:family="paragraph" style:parent-style-name="Standard">
      <style:text-properties fo:font-size="18pt" officeooo:rsid="0009772a" officeooo:paragraph-rsid="0010ea80" style:font-size-asian="15.75pt" style:font-size-complex="18pt"/>
    </style:style>
    <style:style style:name="P3" style:family="paragraph" style:parent-style-name="Standard">
      <style:text-properties fo:font-size="12pt" officeooo:rsid="000efb24" officeooo:paragraph-rsid="0009772a" style:font-size-asian="10.5pt" style:font-size-complex="12pt"/>
    </style:style>
    <style:style style:name="P4" style:family="paragraph" style:parent-style-name="Standard">
      <style:text-properties fo:font-size="18pt" officeooo:rsid="000d970c" officeooo:paragraph-rsid="00125c35" style:font-size-asian="15.75pt" style:font-size-complex="18pt"/>
    </style:style>
    <style:style style:name="T1" style:family="text">
      <style:text-properties fo:font-size="24pt" officeooo:rsid="0010ea80" style:font-size-asian="24pt" style:font-size-complex="24pt"/>
    </style:style>
    <style:style style:name="T2" style:family="text">
      <style:text-properties officeooo:rsid="00125c3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SCIENCE-1 Project</text:p>
      <text:p text:style-name="P2"><text:tab/><text:tab/><text:span text:style-name="T1">Oxygen transport through myoglobin</text:span></text:p>
      <text:p text:style-name="P1"/>
      <text:p text:style-name="P4">YOUTUBE LINK: <text:span text:style-name="T2">https://www.youtube.com/watch?v=Gbb2WM9xEMA&amp;feature=youtu.be</text:span></text:p>
      <text:p text:style-name="P1"><text:s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7:26:46.392092501</meta:creation-date>
    <dc:date>2017-09-27T15:37:55.971392873</dc:date>
    <meta:editing-duration>PT37M18S</meta:editing-duration>
    <meta:editing-cycles>7</meta:editing-cycles>
    <meta:generator>LibreOffice/5.3.1.2$Linux_X86_64 LibreOffice_project/30m0$Build-2</meta:generator>
    <meta:document-statistic meta:table-count="0" meta:image-count="0" meta:object-count="0" meta:page-count="1" meta:paragraph-count="4" meta:word-count="9" meta:character-count="132" meta:non-whitespace-character-count="119"/>
  </office:meta>
</office:document-meta>
</file>